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3.95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fo:min-height="3.62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0cm" fo:margin-right="0cm" fo:margin-top="0cm" fo:margin-bottom="0.4cm" fo:text-indent="0cm"/>
    </style:style>
    <style:style style:name="P5" style:family="paragraph">
      <loext:graphic-properties draw:fill-color="#ffffff"/>
    </style:style>
    <style:style style:name="T1" style:family="text">
      <style:text-properties fo:font-size="42pt" style:font-size-asian="21pt" style:font-size-complex="21pt"/>
    </style:style>
    <style:style style:name="T2" style:family="text">
      <style:text-properties fo:font-size="22pt" style:font-size-asian="20pt" style:font-size-complex="20pt"/>
    </style:style>
    <style:style style:name="T3" style:family="text">
      <style:text-properties fo:font-size="26pt" style:font-size-asian="22pt" style:font-size-complex="22pt"/>
    </style:style>
    <style:style style:name="T4" style:family="text">
      <style:text-properties fo:color="#333333" loext:opacity="100%" style:text-outline="false" style:text-line-through-style="none" style:text-line-through-type="none" style:font-name="Noto Sans Regular1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><text:span text:style-name="T1">DNS (Domain Name System)</text:span></text:p>
          </draw:text-box>
        </draw:frame>
        <draw:frame presentation:style-name="pr2" draw:text-style-name="P2" draw:layer="layout" svg:width="23.8cm" svg:height="3.952cm" svg:x="2.2cm" svg:y="15.789cm" presentation:class="subtitle" presentation:user-transformed="true">
          <draw:text-box>
            <text:p><text:line-break/>C.T. Informática</text:p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Ante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Bind forward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Hoj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Configuração de zona no bi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Além de configurar o bind como forwarder (aula passada) podemos configurar o servidor DNS como autoritativo, ou seja responsável por uma determinada zona.</text:p>
              </text:list-item>
              <text:list-item>
                <text:p>Como o DNS é muito importante e com objetivo de evitar sobrecarga geralmente é configurada de forma redundante: Existe um servidor onde é feita a configuração (chamado de ‘primário’) e um que pega os dados a partir do primário, e que é chamado de secundári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5" draw:text-style-name="P1" draw:layer="layout" svg:width="24cm" svg:height="12.18cm" svg:x="2cm" svg:y="5.2cm" presentation:class="outline" presentation:user-transformed="true">
          <draw:text-box>
            <text:list text:style-name="L3">
              <text:list-item>
                <text:p>Crie um arquivo a partir do exemplo</text:p>
                <text:list>
                  <text:list-header>
                    <text:p><text:span text:style-name="T2">$ sudo cp /etc/bind/db.local /etc/bind/db.meuip.com.br</text:span></text:p>
                  </text:list-header>
                </text:list>
              </text:list-item>
              <text:list-item>
                <text:p>Editar o arquivo named.conf.default-zones (faça uma cópia antes!)</text:p>
              </text:list-item>
              <text:list-item>
                <text:p>Adicionar:</text:p>
                <text:list>
                  <text:list-header>
                    <text:p>zone “meuip.com.br” {</text:p>
                    <text:list>
                      <text:list-header>
                        <text:p>type master;</text:p>
                        <text:p>file “/etc/bind/db.meuip.com.br”;</text:p>
                      </text:list-header>
                    </text:list>
                    <text:p>};</text:p>
                  </text:list-header>
                </text:list>
              </text:list-item>
            </text:list>
          </draw:text-box>
        </draw:frame>
        <draw:frame presentation:style-name="pr7" draw:text-style-name="P1" draw:layer="layout" svg:width="24.599cm" svg:height="3.625cm" svg:x="2cm" svg:y="0.777cm" presentation:class="title" presentation:user-transformed="true">
          <draw:text-box>
            <text:p>Configurando servidor DNS autoritativo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Em um arquivo de zona</text:p>
                <text:list>
                  <text:list-header>
                    <text:p>$TTL → Tempo que o registro deve ser considerado válido</text:p>
                    <text:p>; → Indica um comentário</text:p>
                    <text:p>@ → Significa “qualquer coisa” e/ou opção padrão</text:p>
                  </text:list-header>
                </text:list>
              </text:list-item>
            </text:list>
          </draw:text-box>
        </draw:frame>
        <draw:frame presentation:style-name="pr4" draw:text-style-name="P1" draw:layer="layout" svg:width="24.599cm" svg:height="3.507cm" svg:x="2cm" svg:y="0.836cm" presentation:class="title" presentation:user-transformed="true">
          <draw:text-box>
            <text:p>O arquivo de zona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Tipos de registro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SOA: Configuração de autoridade da zona</text:p>
              </text:list-item>
              <text:list-item>
                <text:p>NS: Servidor de uma zona</text:p>
              </text:list-item>
              <text:list-item>
                <text:p>AAAA: Nome → IPv6</text:p>
              </text:list-item>
              <text:list-item>
                <text:p>A: Nome → IPv4</text:p>
              </text:list-item>
              <text:list-item>
                <text:p>CNAME: Apelido para um nome</text:p>
              </text:list-item>
              <text:list-item>
                <text:p>MX: Servidor de e-mail de um domíni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O registro SOA</text:p>
          </draw:text-box>
        </draw:frame>
        <draw:frame presentation:style-name="pr5" draw:text-style-name="P1" draw:layer="layout" svg:width="24cm" svg:height="12.18cm" svg:x="2cm" svg:y="4.22cm" presentation:class="outline" presentation:user-transformed="true">
          <draw:text-box>
            <text:list text:style-name="L3">
              <text:list-header>
                <text:p><text:span text:style-name="T3">@ <text:s text:c="4"/>IN <text:s text:c="4"/>SOA <text:s text:c="3"/>{nome do servidor} <text:s text:c="4"/>{e-mail (sem o @)} (</text:span></text:p>
                <text:p><text:span text:style-name="T3">{serial → AAAAMMDDVV}</text:span></text:p>
                <text:p><text:span text:style-name="T3">{refresh → Tempo que o DNS secundário deve verificar o primário}</text:span></text:p>
                <text:p><text:span text:style-name="T3">{retry → Tempo que o secundário deve consultar o primário de novo em caso de falha}</text:span></text:p>
                <text:p><text:span text:style-name="T3">{expire → Tempo que o secundário deve descartar seus próprios registros}</text:span></text:p>
                <text:p><text:span text:style-name="T3">{negative TTL → Tempo que um erro deve ser armazenado} 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Configurando servidor autoritativo (2) </text:p>
          </draw:text-box>
        </draw:frame>
        <draw:frame presentation:style-name="pr5" draw:layer="layout" svg:width="24cm" svg:height="12.18cm" svg:x="2cm" svg:y="5.22cm" presentation:class="outline" presentation:user-transformed="true">
          <draw:text-box>
            <text:list text:style-name="L3">
              <text:list-item>
                <text:p>Após concluir a edição teste a sintaxe (importante!)</text:p>
                <text:list>
                  <text:list-header>
                    <text:p text:style-name="P4"><text:span text:style-name="T4">$ named-checkzone meuip.com.br </text:span>db.meuip.com.br</text:p>
                  </text:list-header>
                </text:list>
              </text:list-item>
              <text:list-item>
                <text:p>Reinicie o servidor</text:p>
                <text:list>
                  <text:list-header>
                    <text:p>$ sudo service bind9 restart</text:p>
                  </text:list-header>
                </text:list>
              </text:list-item>
              <text:list-item>
                <text:p>Verifique se o servidor iniciou</text:p>
                <text:list>
                  <text:list-header>
                    <text:p>$ sudo service bind9 status</text:p>
                  </text:list-header>
                </text:list>
              </text:list-item>
              <text:list-item>
                <text:p>Teste o registro novo</text:p>
                <text:list>
                  <text:list-header>
                    <text:p>$ dig @127.0.0.1 meuip.com.br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Referências</text:p>
          </draw:text-box>
        </draw:frame>
        <draw:frame presentation:style-name="pr5" draw:text-style-name="P1" draw:layer="layout" svg:width="24cm" svg:height="12.18cm" svg:x="2cm" svg:y="4.62cm" presentation:class="outline" presentation:user-transformed="true">
          <draw:text-box>
            <text:list text:style-name="L3">
              <text:list-item>
                <text:p>Notas de aula do professor Marcelo Kwecko</text:p>
              </text:list-item>
              <text:list-item>
                <text:p>SCHMITT, Marcelo Augusto Rauh; PERES, André; LOUREIRO, César Augusto Hass. Redes de computadores: nível de aplicação e instalação de serviços. Porto Alegre, RS: Bookman, 2013.</text:p>
              </text:list-item>
              <text:list-item>
                <text:p>Formatando um arquivo de Zona DNS. Disponível em: https://docs.oracle.com/pt-br/iaas/Content/DNS/Reference/formattingzonefile.htm. Último acesso em agosto de 2024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7T14:44:27.502249454</meta:creation-date>
    <meta:editing-duration>P1DT15H21M26S</meta:editing-duration>
    <meta:editing-cycles>329</meta:editing-cycles>
    <meta:generator>LibreOffice/7.3.7.2$Linux_X86_64 LibreOffice_project/30$Build-2</meta:generator>
    <dc:title>Impress</dc:title>
    <dc:date>2024-08-22T15:51:36.665758682</dc:date>
    <meta:document-statistic meta:object-count="74"/>
  </office:meta>
</office:document-meta>
</file>